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2.8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6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/>
    <style:style style:name="ce1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18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7"/>
    <style:style style:name="ce19" style:family="table-cell" style:parent-style-name="Default" style:data-style-name="N10037">
      <style:table-cell-properties style:rotation-align="none"/>
    </style:style>
    <style:style style:name="ce12" style:family="table-cell" style:parent-style-name="Default" style:data-style-name="N37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4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9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2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2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2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9" office:value-type="string" calcext:value-type="string">
            <text:p>Expressen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2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2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2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2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2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9" office:value-type="string" calcext:value-type="string">
            <text:p>Chicago Tribune</text:p>
          </table:table-cell>
          <table:table-cell table:style-name="ce12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9" office:value-type="string" calcext:value-type="string">
            <text:p>El Espectador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9" office:value-type="string" calcext:value-type="string">
            <text:p>Gestion</text:p>
          </table:table-cell>
          <table:table-cell table:style-name="ce12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2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2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2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2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9" office:value-type="string" calcext:value-type="string">
            <text:p>Coin Telegraph</text:p>
          </table:table-cell>
          <table:table-cell table:style-name="ce12" office:value-type="date" office:date-value="2016-10-20" calcext:value-type="date">
            <text:p>10/20/16</text:p>
          </table:table-cell>
          <table:table-cell table:style-name="ce9" office:value-type="string" calcext:value-type="string">
            <text:p>Crowdfunding vs. ICO: Experts Question Legitimacy and Guarantees of Initial Coin Offering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9" office:value-type="string" calcext:value-type="string">
            <text:p>Bloomberg</text:p>
          </table:table-cell>
          <table:table-cell table:style-name="ce12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2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9" office:value-type="string" calcext:value-type="string">
            <text:p>CrowdFund Insider</text:p>
          </table:table-cell>
          <table:table-cell table:style-name="ce12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9" office:value-type="string" calcext:value-type="string">
            <text:p>Heavy</text:p>
          </table:table-cell>
          <table:table-cell table:style-name="ce12" office:value-type="date" office:date-value="2016-11-07" calcext:value-type="date">
            <text:p>11/07/16</text:p>
          </table:table-cell>
          <table:table-cell table:style-name="ce9" office:value-type="string" calcext:value-type="string">
            <text:p>Voting Machines Hacked: 5 Fast Facts You Need to Know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2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9" office:value-type="string" calcext:value-type="string">
            <text:p>The Merkle</text:p>
          </table:table-cell>
          <table:table-cell table:style-name="ce12" office:value-type="date" office:date-value="2016-11-20" calcext:value-type="date">
            <text:p>11/20/16</text:p>
          </table:table-cell>
          <table:table-cell table:style-name="ce9" office:value-type="string" calcext:value-type="string">
            <text:p>The American Tax Agency Is Asking Bitcoin Startup Coinbase To Hand Out User’s Dat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2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2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2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7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2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2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9" office:value-type="string" calcext:value-type="string">
            <text:p>MIT Technology Review</text:p>
          </table:table-cell>
          <table:table-cell table:style-name="ce12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2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9" office:value-type="string" calcext:value-type="string">
            <text:p>Pymnts</text:p>
          </table:table-cell>
          <table:table-cell table:style-name="ce12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2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7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9" office:value-type="string" calcext:value-type="string">
            <text:p>Forbes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9" office:value-type="string" calcext:value-type="string">
            <text:p>Tech Wire Asia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9" office:value-type="string" calcext:value-type="string">
            <text:p>Cryptocurrency Ethereum gains popularity, more Asian companies taking not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8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8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2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9" office:value-type="string" calcext:value-type="string">
            <text:p>SobreBitcoin</text:p>
          </table:table-cell>
          <table:table-cell table:style-name="ce12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2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2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2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2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2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2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2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9" office:value-type="string" calcext:value-type="string">
            <text:p>Normangee Star</text:p>
          </table:table-cell>
          <table:table-cell table:style-name="ce12" office:value-type="date" office:date-value="2017-05-13" calcext:value-type="date">
            <text:p>05/13/17</text:p>
          </table:table-cell>
          <table:table-cell table:style-name="ce9" office:value-type="string" calcext:value-type="string">
            <text:p>UK hospitals turn away patients after ransomware attack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2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2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2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2" office:value-type="date" office:date-value="2017-06-12" calcext:value-type="date">
            <text:p>06/12/17</text:p>
          </table:table-cell>
          <table:table-cell table:style-name="ce13" office:value-type="string" calcext:value-type="string">
            <text:p>Blockchain-Technologie studieren: Diese Unis bieten das beste Angebot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2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8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1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15" office:value-type="string" calcext:value-type="string">
            <text:p>Why you won’t be buying a coffee with bitcoin anytime soo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ibtimes.com/could-online-harassment-slow-blockchains-growth-2562119</text:p>
          </table:table-cell>
          <table:table-cell table:style-name="ce1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15" office:value-type="string" calcext:value-type="string">
            <text:p>Could Online Harassment Slow Blockchain’s Growth?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s://venturebeat.com/2017/07/08/why-bitcoins-value-could-get-even-more-volatile/</text:p>
          </table:table-cell>
          <table:table-cell table:style-name="ce1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15" office:value-type="string" calcext:value-type="string">
            <text:p>Why Bitcoin’s value could get even more volatile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1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15" office:value-type="string" calcext:value-type="string">
            <text:p>The Future of Money: Bitcoin and Other Cryptocurrency Technologies Are a Way of Life in This Small Swiss Tow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newsweek.com/2017/07/21/zug-switzerland-crypto-valley-bitcoin-digital-currency-634524.html</text:p>
          </table:table-cell>
          <table:table-cell table:style-name="ce1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15" office:value-type="string" calcext:value-type="string">
            <text:p>The Future of Money: Bitcoin and Other Cryptocurrency Technologies Are a Way of Life in This Small Swiss Tow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newsbtc.com/2017/07/16/tezos-outdoes-icos-now-breaks-bancors-earlier-record/</text:p>
          </table:table-cell>
          <table:table-cell table:style-name="ce1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15" office:value-type="string" calcext:value-type="string">
            <text:p>Tezos Outdoes All the Other ICOs until Now, Breaks Bancor’s Record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coindesk.com/moon-blockchains-big-hiring-crunch-last-years/</text:p>
          </table:table-cell>
          <table:table-cell table:style-name="ce1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15" office:value-type="string" calcext:value-type="string">
            <text:p>To the Moon? Blockchain's Hiring Crunch Could Last Years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mcall.com/news/police/mc-nws-montgomery-bitcoin-theft-federal-charges-20170719-story.html</text:p>
          </table:table-cell>
          <table:table-cell table:style-name="ce1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15" office:value-type="string" calcext:value-type="string">
            <text:p>Montco man tells feds he stole $40M in bitcoi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1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15" office:value-type="string" calcext:value-type="string">
            <text:p>3 lessons from Tezos’ record-setting blockchain fundraise</text:p>
          </table:table-cell>
          <table:table-cell table:style-name="ce15" office:value-type="string" calcext:value-type="string">
            <text:p>sirer 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1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15" office:value-type="string" calcext:value-type="string">
            <text:p>$40 Million in Bitcoin: Hacker Tells Feds He Stole Cryptocurrency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1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15" office:value-type="string" calcext:value-type="string">
            <text:p>Small-Town Cops Accidentally Find a $40 Million Bitcoin Scam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ethnews.com/citi-collaborates-with-cornell-tech-for-blockchain-rd</text:p>
          </table:table-cell>
          <table:table-cell table:style-name="ce1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15" office:value-type="string" calcext:value-type="string">
            <text:p>Citi Collaborates With Cornell Tech For Blockchain R&amp;D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1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15" office:value-type="string" calcext:value-type="string">
            <text:p>Emin Gun Sirer: SEC ICO Guidance is 'End of Beginning for Blockchains'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cyberscoop.com/chainiac-software-backdoor-mandates-nsa-gchq/</text:p>
          </table:table-cell>
          <table:table-cell table:style-name="ce1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15" office:value-type="string" calcext:value-type="string">
            <text:p>New tool can help prevent government-mandated backdoors in software, Swiss researchers say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ft.com/content/4470a89c-718d-11e7-aca6-c6bd07df1a3c</text:p>
          </table:table-cell>
          <table:table-cell table:style-name="ce1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15" office:value-type="string" calcext:value-type="string">
            <text:p>SEC looks to deflate bubble in ‘Initial Coin Offerings’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ethereumworldnews.com/ethereum-price-sec-dao/</text:p>
          </table:table-cell>
          <table:table-cell table:style-name="ce1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15" office:value-type="string" calcext:value-type="string">
            <text:p>Ethereum Price Not Slowing Down In Front Of SEC Comments Related To DAO, ICO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cointelegraph.com/news/sec-ico-guideline-will-affect-blockchain-cornell-university-professor</text:p>
          </table:table-cell>
          <table:table-cell table:style-name="ce1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15" office:value-type="string" calcext:value-type="string">
            <text:p>SEC ICO Guideline Will Affect Blockchain: Cornell University Professor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1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15" office:value-type="string" calcext:value-type="string">
            <text:p><text:s/>Venture Capital-Backed Startups Are Also Starting to Run ICOs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1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15" office:value-type="string" calcext:value-type="string">
            <text:p>Making Bitcoin work better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s://www.theverge.com/2017/7/29/16060344/btce-bitcoin-exchange-takedown-mt-gox-theft-law-enforcement</text:p>
          </table:table-cell>
          <table:table-cell table:style-name="ce1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15" office:value-type="string" calcext:value-type="string">
            <text:p>Why the feds took down one of Bitcoin’s largest exchanges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forbes.com/sites/jasonbloomberg/2017/07/30/six-reasons-why-we-need-blockchain-skeptics/#2d91293074af</text:p>
          </table:table-cell>
          <table:table-cell table:style-name="ce1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15" office:value-type="string" calcext:value-type="string">
            <text:p>Six Reasons Why We Need Blockchain Skeptics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wsbt.com/news/business/ap-explains-threat-of-a-bitcoin-split-avoided-for-now</text:p>
          </table:table-cell>
          <table:table-cell table:style-name="ce1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://wtop.com/business-finance/2017/07/threat-of-a-bitcoin-split-avoided-for-now/</text:p>
          </table:table-cell>
          <table:table-cell table:style-name="ce1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1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ktar.com/story/1678627/threat-of-a-bitcoin-split-avoided-for-now/</text:p>
          </table:table-cell>
          <table:table-cell table:style-name="ce1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1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www.startribune.com/threat-of-a-bitcoin-split-avoided-for-now/437697553/</text:p>
          </table:table-cell>
          <table:table-cell table:style-name="ce1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www.metronews.ca/news/world/2017/07/31/ap-explains-threat-of-a-bitcoin-split-avoided-for-now.html</text:p>
          </table:table-cell>
          <table:table-cell table:style-name="ce1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1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www.abc.net.au/news/2017-08-01/bitcoin-changes-explained/8763980</text:p>
          </table:table-cell>
          <table:table-cell table:style-name="ce1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Bitcoin: What's going on with the digital currency?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wired.com/story/bitcoin-is-splitting-in-two-now-what/</text:p>
          </table:table-cell>
          <table:table-cell table:style-name="ce1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Bitcon is Splitting in Two. Now What?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8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1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Threat of a Bitcoin Split Avoide for Now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technologyreview.com/s/608483/wait-bitcoin-just-did-what/</text:p>
          </table:table-cell>
          <table:table-cell table:style-name="ce1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Wait, Bitcoin Just Did What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8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1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Threat Of A Bitcoin Split Averted, For Now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1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Threat of a split from Bitcoin’s civil war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1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wired.co.uk/article/bitcoin-splits-into-two-currencies</text:p>
          </table:table-cell>
          <table:table-cell table:style-name="ce1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15" office:value-type="string" calcext:value-type="string">
            <text:p>Bitcoin has split in two- what does that mean?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://www.guardian.co.tt/business-guardian/2017-08-03/threat-bitcoin-split-avoided-now</text:p>
          </table:table-cell>
          <table:table-cell table:style-name="ce1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15" office:value-type="string" calcext:value-type="string">
            <text:p>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s://quintdaily.com/2017/08/bitcoin-price-fall-percentage-august-report/</text:p>
          </table:table-cell>
          <table:table-cell table:style-name="ce1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15" office:value-type="string" calcext:value-type="string">
            <text:p>Bitcoin Price Fall by Percentage August Report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1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15" office:value-type="string" calcext:value-type="string">
            <text:p>Bitcoin divides to rule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s://cointelegraph.com/news/microsoft-goes-ethereum-561-bln-us-company-releases-ethereum-based-protocol-coco</text:p>
          </table:table-cell>
          <table:table-cell table:style-name="ce1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15" office:value-type="string" calcext:value-type="string">
            <text:p>Microsoft Goes Ethereum: $561 Bln US Company Releases Ethereum-Based Protocol ‘Coco’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1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15" office:value-type="string" calcext:value-type="string">
            <text:p>Etherurm Based Protocol Code for Privacy: Confidential Consortium Framework Coco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/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://www.ibtimes.com/why-bancor-wants-become-youtube-cryptocurrency-2578294</text:p>
          </table:table-cell>
          <table:table-cell table:style-name="ce1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15" office:value-type="string" calcext:value-type="string">
            <text:p>Why Bancor Wants To Become The YouTube Of Cryptocurrency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://us.blastingnews.com/world/2017/08/burger-king-creates-its-own-currency-whoppercoin-001968233.html</text:p>
          </table:table-cell>
          <table:table-cell table:style-name="ce1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15" office:value-type="string" calcext:value-type="string">
            <text:p>Burger King creates its own currency, Whoppercoi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s://siliconangle.com/blog/2017/08/29/burger-king-intros-whoppercoin-loyalty-reward-scheme-russia/</text:p>
          </table:table-cell>
          <table:table-cell table:style-name="ce1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15" office:value-type="string" calcext:value-type="string">
            <text:p>Burger King debuts WhopperCoin as a loyalty reward program in Russia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bbc.com/news/technology-41082388</text:p>
          </table:table-cell>
          <table:table-cell table:style-name="ce1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15" office:value-type="string" calcext:value-type="string">
            <text:p>Burger King launches WhopperCoin crypto-cash in Russia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://ccm.net/news/28279-burger-king-launches-cryptocurrency</text:p>
          </table:table-cell>
          <table:table-cell table:style-name="ce1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15" office:value-type="string" calcext:value-type="string">
            <text:p>Burger King Launches Cryptocurrency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/>
          <table:table-cell table:style-name="ce15" table:number-columns-repeated="1017"/>
        </table:table-row>
        <table:table-row table:style-name="ro1">
          <table:table-cell office:value-type="string" calcext:value-type="string">
            <text:p>http://www.foxnews.com/food-drink/2017/08/30/burger-king-offers-free-whoppers-to-people-just-fired-from-their-jobs.html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offers free Whoppers to people just fired from their jobs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s://cointelegraph.com/news/the-biggest-icos-overview</text:p>
          </table:table-cell>
          <table:table-cell table:style-name="ce1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15" office:value-type="string" calcext:value-type="string">
            <text:p>The Biggest ICOs Overview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us.blastingnews.com/business/2017/08/burger-king-launches-whoppercoin-001963309.html</text:p>
          </table:table-cell>
          <table:table-cell table:style-name="ce1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15" office:value-type="string" calcext:value-type="string">
            <text:p>Burger King launches WhopperCoi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softwaretestingnews.co.uk/burger-king-launches-russian-crypto-currency/</text:p>
          </table:table-cell>
          <table:table-cell table:style-name="ce1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15" office:value-type="string" calcext:value-type="string">
            <text:p>Burger King launces Russian Crypto-Currency 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/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://www.alleywatch.com/2017/09/6-thoughts-following-epic-week-going-cryptocurrency-rabbit-hole/</text:p>
          </table:table-cell>
          <table:table-cell table:style-name="ce1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15" office:value-type="string" calcext:value-type="string">
            <text:p>6 Thoughts Following An Epic Week Going Down The Cryptocurrency Rabbit Hole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gearsofbiz.com/burger-king-launches-a-whopper-of-a-loyalty-programme/40259</text:p>
          </table:table-cell>
          <table:table-cell table:style-name="ce1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15" office:value-type="string" calcext:value-type="string">
            <text:p>Burger King launches a ‘whopper’ of a loyalty programme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news.sys-con.com/node/4151236</text:p>
          </table:table-cell>
          <table:table-cell table:style-name="ce1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15" office:value-type="string" calcext:value-type="string">
            <text:p>The Economist Events’ Finance Disrupted Conference To Explore Fintech’s ‘Coming of Age’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IC3</text:p>
          </table:table-cell>
          <table:table-cell table:style-name="ce15"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5" table:number-columns-repeated="101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1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51:Sheet1.AMJ39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loext:text> </loext:text>
      <loext:fill-character> </loext:fill-character>
      <number:text>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loext:fill-character> </loext:fill-character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currency-style style:name="N1016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1">00/00/0000</text:date>, <text:time style:data-style-name="N2" text:time-value="15:39:15.673698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1T15:56:11.133692158</dc:date>
    <meta:generator>LibreOffice/5.4.1.2$Linux_X86_64 LibreOffice_project/40m0$Build-2</meta:generator>
    <meta:editing-duration>PT1H15M41S</meta:editing-duration>
    <meta:editing-cycles>85</meta:editing-cycles>
    <meta:document-statistic meta:table-count="1" meta:cell-count="2465" meta:object-count="0"/>
  </office:meta>
</office:document-meta>
</file>